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05D36B4F45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fo:padding="0.049cm" fo:border-left="none" fo:border-right="none" fo:border-top="0.06pt dotted #000000" fo:border-bottom="none" style:shadow="none"/>
      <style:text-properties fo:font-size="10pt" officeooo:rsid="00193cb4" officeooo:paragraph-rsid="00193cb4" style:font-size-asian="10pt" style:font-size-complex="10pt"/>
    </style:style>
    <style:style style:name="P2" style:family="paragraph" style:parent-style-name="Standard">
      <style:paragraph-properties fo:padding="0.049cm" fo:border-left="none" fo:border-right="none" fo:border-top="0.06pt solid #000000" fo:border-bottom="none" style:shadow="none"/>
      <style:text-properties style:font-name="Liberation Mono" fo:font-size="12pt" style:font-size-asian="12pt" style:font-size-complex="12pt"/>
    </style:style>
    <style:style style:name="P3" style:family="paragraph" style:parent-style-name="Standard">
      <style:paragraph-properties fo:padding="0.049cm" fo:border-left="none" fo:border-right="none" fo:border-top="0.06pt solid #000000" fo:border-bottom="none" style:shadow="none"/>
      <style:text-properties style:font-name="Liberation Serif" fo:font-size="12pt" style:font-size-asian="12pt" style:font-size-complex="12pt"/>
    </style:style>
    <style:style style:name="P4" style:family="paragraph" style:parent-style-name="Standard">
      <style:paragraph-properties fo:padding="0.049cm" fo:border-left="none" fo:border-right="none" fo:border-top="0.06pt solid #000000" fo:border-bottom="none" style:shadow="none"/>
      <style:text-properties style:font-name="Liberation Serif" fo:font-size="12pt" officeooo:rsid="00245d4e" officeooo:paragraph-rsid="00245d4e" style:font-size-asian="12pt" style:font-size-complex="12pt"/>
    </style:style>
    <style:style style:name="P5" style:family="paragraph" style:parent-style-name="Standard">
      <style:paragraph-properties fo:padding="0.049cm" fo:border-left="none" fo:border-right="none" fo:border-top="0.06pt solid #000000" fo:border-bottom="none" style:shadow="none"/>
      <style:text-properties style:font-name="Liberation Serif" fo:font-size="12pt" officeooo:paragraph-rsid="0024f686" style:font-size-asian="12pt" style:font-size-complex="12pt"/>
    </style:style>
    <style:style style:name="P6" style:family="paragraph" style:parent-style-name="Standard">
      <style:paragraph-properties fo:text-align="justify" style:justify-single-word="false" fo:padding="0.049cm" fo:border-left="none" fo:border-right="none" fo:border-top="0.06pt solid #000000" fo:border-bottom="none" style:shadow="none"/>
      <style:text-properties style:font-name="Liberation Serif" fo:font-size="12pt" style:font-size-asian="12pt" style:font-size-complex="12pt"/>
    </style:style>
    <style:style style:name="P7" style:family="paragraph" style:parent-style-name="Standard">
      <style:paragraph-properties fo:text-align="justify" style:justify-single-word="false" fo:padding="0.049cm" fo:border-left="none" fo:border-right="none" fo:border-top="0.06pt solid #000000" fo:border-bottom="none" style:shadow="none"/>
      <style:text-properties style:font-name="Liberation Serif" fo:font-size="12pt" officeooo:paragraph-rsid="00300636" style:font-size-asian="12pt" style:font-size-complex="12pt"/>
    </style:style>
    <style:style style:name="P8" style:family="paragraph" style:parent-style-name="Standard">
      <style:paragraph-properties fo:text-align="justify" style:justify-single-word="false" fo:padding="0.049cm" fo:border-left="none" fo:border-right="none" fo:border-top="0.06pt solid #000000" fo:border-bottom="none" style:shadow="none"/>
      <style:text-properties style:font-name="Liberation Serif" fo:font-size="12pt" officeooo:paragraph-rsid="00416b65" style:font-size-asian="12pt" style:font-size-complex="12pt"/>
    </style:style>
    <style:style style:name="P9" style:family="paragraph" style:parent-style-name="Standard">
      <style:paragraph-properties fo:text-align="justify" style:justify-single-word="false" fo:padding="0.049cm" fo:border-left="none" fo:border-right="none" fo:border-top="0.06pt solid #000000" fo:border-bottom="none" style:shadow="none"/>
      <style:text-properties style:font-name="Liberation Serif" fo:font-size="12pt" officeooo:rsid="003660cf" style:font-size-asian="12pt" style:font-size-complex="12pt"/>
    </style:style>
    <style:style style:name="P10" style:family="paragraph" style:parent-style-name="Standard">
      <style:paragraph-properties fo:text-align="justify" style:justify-single-word="false" fo:padding="0.049cm" fo:border-left="none" fo:border-right="none" fo:border-top="0.06pt solid #000000" fo:border-bottom="none" style:shadow="none"/>
      <style:text-properties style:font-name="Liberation Serif" fo:font-size="12pt" officeooo:rsid="00416b65" officeooo:paragraph-rsid="00416b65" style:font-size-asian="12pt" style:font-size-complex="12pt"/>
    </style:style>
    <style:style style:name="P11" style:family="paragraph" style:parent-style-name="Standard">
      <style:paragraph-properties fo:text-align="justify" style:justify-single-word="false" fo:padding="0.049cm" fo:border-left="none" fo:border-right="none" fo:border-top="0.06pt solid #000000" fo:border-bottom="none" style:shadow="none"/>
      <style:text-properties style:font-name="Liberation Serif" fo:font-size="12pt" officeooo:rsid="00447489" officeooo:paragraph-rsid="00447489" style:font-size-asian="12pt" style:font-size-complex="12pt"/>
    </style:style>
    <style:style style:name="P12" style:family="paragraph" style:parent-style-name="Standard">
      <style:paragraph-properties fo:padding="0.049cm" fo:border-left="none" fo:border-right="none" fo:border-top="0.06pt solid #000000" fo:border-bottom="none" style:shadow="none"/>
      <style:text-properties style:font-name="Liberation Serif" fo:font-size="12pt" officeooo:rsid="00447489" officeooo:paragraph-rsid="00447489" style:font-size-asian="12pt" style:font-size-complex="12pt"/>
    </style:style>
    <style:style style:name="P13" style:family="paragraph" style:parent-style-name="Standard">
      <style:paragraph-properties fo:padding="0.049cm" fo:border-left="none" fo:border-right="none" fo:border-top="0.06pt solid #000000" fo:border-bottom="none" style:shadow="none"/>
      <style:text-properties style:font-name="Liberation Serif" fo:font-size="12pt" fo:font-weight="bold" style:font-size-asian="12pt" style:font-weight-asian="bold" style:font-size-complex="12pt" style:font-weight-complex="bold"/>
    </style:style>
    <style:style style:name="P14" style:family="paragraph" style:parent-style-name="Standard">
      <style:paragraph-properties fo:text-align="justify" style:justify-single-word="false" fo:padding="0.049cm" fo:border-left="none" fo:border-right="none" fo:border-top="0.06pt solid #000000" fo:border-bottom="none" style:shadow="none"/>
      <style:text-properties style:font-name="Liberation Serif" fo:font-size="12pt" fo:font-weight="bold" style:font-size-asian="12pt" style:font-weight-asian="bold" style:font-size-complex="12pt" style:font-weight-complex="bold"/>
    </style:style>
    <style:style style:name="P15" style:family="paragraph" style:parent-style-name="Standard">
      <style:paragraph-properties fo:padding="0.049cm" fo:border-left="none" fo:border-right="none" fo:border-top="0.06pt solid #000000" fo:border-bottom="none" style:shadow="none"/>
      <style:text-properties style:font-name="Liberation Serif" fo:font-size="12pt" fo:font-weight="bold" officeooo:paragraph-rsid="003af178" style:font-size-asian="12pt" style:font-weight-asian="bold" style:font-size-complex="12pt" style:font-weight-complex="bold"/>
    </style:style>
    <style:style style:name="P16" style:family="paragraph" style:parent-style-name="Standard">
      <style:paragraph-properties fo:text-align="justify" style:justify-single-word="false" fo:padding="0.049cm" fo:border-left="none" fo:border-right="none" fo:border-top="0.06pt solid #000000" fo:border-bottom="none" style:shadow="none"/>
      <style:text-properties style:font-name="Liberation Serif" fo:font-size="12pt" fo:font-weight="bold" officeooo:rsid="00416b65" officeooo:paragraph-rsid="00416b65" fo:background-color="#ffff00" style:font-size-asian="12pt" style:font-weight-asian="bold" style:font-size-complex="12pt" style:font-weight-complex="bold"/>
    </style:style>
    <style:style style:name="P17" style:family="paragraph" style:parent-style-name="Standard">
      <style:paragraph-properties fo:text-align="justify" style:justify-single-word="false" fo:padding="0.049cm" fo:border-left="none" fo:border-right="none" fo:border-top="0.06pt solid #000000" fo:border-bottom="none" style:shadow="none"/>
      <style:text-properties style:font-name="Liberation Serif" fo:font-size="12pt" officeooo:rsid="00298363" officeooo:paragraph-rsid="00298363" fo:background-color="#ffff00" style:font-size-asian="12pt" style:font-size-complex="12pt"/>
    </style:style>
    <style:style style:name="P18" style:family="paragraph" style:parent-style-name="Standard">
      <style:paragraph-properties fo:text-align="justify" style:justify-single-word="false" fo:padding="0.049cm" fo:border-left="none" fo:border-right="none" fo:border-top="0.06pt solid #000000" fo:border-bottom="none" style:shadow="none"/>
      <style:text-properties style:font-name="Liberation Serif" fo:font-size="12pt" officeooo:rsid="002e72e8" officeooo:paragraph-rsid="002e72e8" fo:background-color="#ffff00" style:font-size-asian="12pt" style:font-size-complex="12pt"/>
    </style:style>
    <style:style style:name="P19" style:family="paragraph" style:parent-style-name="Standard">
      <style:paragraph-properties fo:text-align="justify" style:justify-single-word="false" fo:padding="0.049cm" fo:border-left="none" fo:border-right="none" fo:border-top="0.06pt solid #000000" fo:border-bottom="none" style:shadow="none"/>
      <style:text-properties style:font-name="Liberation Serif" fo:font-size="12pt" officeooo:rsid="00300636" officeooo:paragraph-rsid="00300636" fo:background-color="#ffff00" style:font-size-asian="12pt" style:font-size-complex="12pt"/>
    </style:style>
    <style:style style:name="P20" style:family="paragraph" style:parent-style-name="Standard">
      <style:paragraph-properties fo:text-align="justify" style:justify-single-word="false" fo:padding="0.049cm" fo:border-left="none" fo:border-right="none" fo:border-top="0.06pt solid #000000" fo:border-bottom="none" style:shadow="none"/>
      <style:text-properties style:font-name="Liberation Serif" fo:font-size="12pt" officeooo:rsid="00300636" officeooo:paragraph-rsid="0031b415" fo:background-color="#ffff00" style:font-size-asian="12pt" style:font-size-complex="12pt"/>
    </style:style>
    <style:style style:name="P21" style:family="paragraph" style:parent-style-name="Standard">
      <style:paragraph-properties fo:text-align="justify" style:justify-single-word="false" fo:padding="0.049cm" fo:border-left="none" fo:border-right="none" fo:border-top="0.06pt solid #000000" fo:border-bottom="none" style:shadow="none"/>
      <style:text-properties style:font-name="Liberation Serif" fo:font-size="12pt" officeooo:rsid="003660cf" officeooo:paragraph-rsid="003660cf" fo:background-color="#ffff00" style:font-size-asian="12pt" style:font-size-complex="12pt"/>
    </style:style>
    <style:style style:name="P22" style:family="paragraph" style:parent-style-name="Standard">
      <style:paragraph-properties fo:text-align="justify" style:justify-single-word="false" fo:padding="0.049cm" fo:border-left="none" fo:border-right="none" fo:border-top="0.06pt solid #000000" fo:border-bottom="none" style:shadow="none"/>
      <style:text-properties style:font-name="Liberation Serif" fo:font-size="12pt" fo:background-color="#ffff00" style:font-size-asian="12pt" style:font-size-complex="12pt"/>
    </style:style>
    <style:style style:name="P23" style:family="paragraph" style:parent-style-name="Standard">
      <style:paragraph-properties fo:text-align="justify" style:justify-single-word="false" fo:padding="0.049cm" fo:border-left="none" fo:border-right="none" fo:border-top="0.06pt solid #000000" fo:border-bottom="none" style:shadow="none"/>
      <style:text-properties style:font-name="Liberation Serif" fo:font-size="12pt" officeooo:rsid="0036f6aa" officeooo:paragraph-rsid="0036f6aa" fo:background-color="#ffff00" style:font-size-asian="12pt" style:font-size-complex="12pt"/>
    </style:style>
    <style:style style:name="P24" style:family="paragraph" style:parent-style-name="Standard">
      <style:paragraph-properties fo:text-align="justify" style:justify-single-word="false" fo:padding="0.049cm" fo:border-left="none" fo:border-right="none" fo:border-top="0.06pt solid #000000" fo:border-bottom="none" style:shadow="none"/>
      <style:text-properties style:font-name="Liberation Serif" fo:font-size="12pt" officeooo:rsid="0031b415" officeooo:paragraph-rsid="0031b415" fo:background-color="#ffff00" style:font-size-asian="12pt" style:font-size-complex="12pt"/>
    </style:style>
    <style:style style:name="P25" style:family="paragraph" style:parent-style-name="Standard">
      <style:paragraph-properties fo:text-align="justify" style:justify-single-word="false" fo:padding="0.049cm" fo:border-left="none" fo:border-right="none" fo:border-top="0.06pt solid #000000" fo:border-bottom="none" style:shadow="none"/>
      <style:text-properties style:font-name="Liberation Serif" fo:font-size="12pt" officeooo:rsid="003af178" officeooo:paragraph-rsid="003af178" fo:background-color="#ffff00" style:font-size-asian="12pt" style:font-size-complex="12pt"/>
    </style:style>
    <style:style style:name="P26" style:family="paragraph" style:parent-style-name="Standard">
      <style:paragraph-properties fo:text-align="justify" style:justify-single-word="false" fo:padding="0.049cm" fo:border-left="none" fo:border-right="none" fo:border-top="0.06pt solid #000000" fo:border-bottom="none" style:shadow="none"/>
      <style:text-properties style:font-name="Liberation Serif" fo:font-size="12pt" officeooo:rsid="00416b65" officeooo:paragraph-rsid="00416b65" fo:background-color="#ffff00" style:font-size-asian="12pt" style:font-size-complex="12pt"/>
    </style:style>
    <style:style style:name="P27" style:family="paragraph" style:parent-style-name="Standard">
      <style:paragraph-properties fo:text-align="justify" style:justify-single-word="false" fo:padding="0.049cm" fo:border-left="none" fo:border-right="none" fo:border-top="0.06pt solid #000000" fo:border-bottom="none" style:shadow="none"/>
      <style:text-properties style:font-name="Liberation Serif" fo:font-size="12pt" officeooo:rsid="00447489" officeooo:paragraph-rsid="00447489" fo:background-color="#ffff00" style:font-size-asian="12pt" style:font-size-complex="12pt"/>
    </style:style>
    <style:style style:name="P28" style:family="paragraph" style:parent-style-name="Standard">
      <style:paragraph-properties fo:text-align="justify" style:justify-single-word="false" fo:padding="0.049cm" fo:border-left="none" fo:border-right="none" fo:border-top="0.06pt solid #000000" fo:border-bottom="none" style:shadow="none"/>
      <style:text-properties style:font-name="Liberation Serif" fo:font-size="12pt" officeooo:rsid="004741ed" officeooo:paragraph-rsid="004741ed" fo:background-color="#ffff00" style:font-size-asian="12pt" style:font-size-complex="12pt"/>
    </style:style>
    <style:style style:name="P29" style:family="paragraph" style:parent-style-name="Standard">
      <style:paragraph-properties fo:padding="0.049cm" fo:border-left="none" fo:border-right="none" fo:border-top="0.06pt solid #000000" fo:border-bottom="none" style:shadow="none"/>
      <style:text-properties style:font-name="Liberation Serif" fo:font-size="15pt" fo:font-weight="bold" style:font-size-asian="15pt" style:font-weight-asian="bold" style:font-size-complex="15pt" style:font-weight-complex="bold"/>
    </style:style>
    <style:style style:name="P30" style:family="paragraph" style:parent-style-name="Standard">
      <style:paragraph-properties fo:padding="0.049cm" fo:border-left="none" fo:border-right="none" fo:border-top="0.06pt solid #000000" fo:border-bottom="none" style:shadow="none"/>
      <style:text-properties style:font-name="Liberation Serif" fo:font-size="15pt" style:font-size-asian="15pt" style:font-size-complex="15pt"/>
    </style:style>
    <style:style style:name="P31" style:family="paragraph" style:parent-style-name="Standard">
      <style:paragraph-properties fo:padding="0.049cm" fo:border-left="none" fo:border-right="none" fo:border-top="0.06pt solid #000000" fo:border-bottom="none" style:shadow="none"/>
      <style:text-properties fo:color="#00000a" loext:opacity="100%" style:font-name="Liberation Serif" fo:font-size="15pt" fo:language="pt" fo:country="BR" fo:font-weight="bold" officeooo:rsid="00245d4e" officeooo:paragraph-rsid="00245d4e" style:font-name-asian="SimSun" style:font-size-asian="15pt" style:language-asian="zh" style:country-asian="CN" style:font-weight-asian="bold" style:font-name-complex="Lucida Sans" style:font-size-complex="15pt" style:language-complex="hi" style:country-complex="IN" style:font-weight-complex="bold"/>
    </style:style>
    <style:style style:name="P32" style:family="paragraph" style:parent-style-name="Standard" style:master-page-name="Standard">
      <style:paragraph-properties fo:line-height="150%" style:page-number="auto"/>
      <style:text-properties fo:font-size="12pt" officeooo:paragraph-rsid="00142564" style:font-size-asian="12pt" style:font-size-complex="12pt"/>
    </style:style>
    <style:style style:name="P33" style:family="paragraph" style:parent-style-name="Standard">
      <style:paragraph-properties fo:padding="0.049cm" fo:border-left="none" fo:border-right="none" fo:border-top="0.06pt solid #000000" fo:border-bottom="none" style:shadow="none"/>
      <style:text-properties style:font-name="Liberation Serif" fo:font-size="15pt" fo:font-weight="bold" style:font-size-asian="15pt" style:font-weight-asian="bold" style:font-size-complex="15pt" style:font-weight-complex="bold"/>
    </style:style>
    <style:style style:name="P34" style:family="paragraph" style:parent-style-name="Standard">
      <style:paragraph-properties fo:padding="0.049cm" fo:border-left="none" fo:border-right="none" fo:border-top="0.06pt solid #000000" fo:border-bottom="none" style:shadow="none"/>
      <style:text-properties style:font-name="Liberation Serif" fo:font-size="12pt" fo:font-weight="bold" style:font-size-asian="12pt" style:font-weight-asian="bold" style:font-size-complex="12pt" style:font-weight-complex="bold"/>
    </style:style>
    <style:style style:name="P35" style:family="paragraph" style:parent-style-name="Standard">
      <style:paragraph-properties fo:text-align="justify" style:justify-single-word="false" fo:padding="0.049cm" fo:border-left="none" fo:border-right="none" fo:border-top="0.06pt solid #000000" fo:border-bottom="none" style:shadow="none"/>
      <style:text-properties style:font-name="Liberation Serif" fo:font-size="12pt" officeooo:rsid="00416b65" officeooo:paragraph-rsid="00416b65" fo:background-color="#ffff00" style:font-size-asian="12pt" style:font-size-complex="12pt"/>
    </style:style>
    <style:style style:name="T1" style:family="text">
      <style:text-properties officeooo:rsid="002fe88c"/>
    </style:style>
    <style:style style:name="T2" style:family="text">
      <style:text-properties fo:font-weight="bold" style:font-weight-asian="bold" style:font-weight-complex="bold"/>
    </style:style>
    <style:style style:name="T3" style:family="text">
      <style:text-properties fo:font-weight="bold" officeooo:rsid="00142564" style:font-weight-asian="bold" style:font-weight-complex="bold"/>
    </style:style>
    <style:style style:name="T4" style:family="text">
      <style:text-properties fo:font-weight="bold" officeooo:rsid="00193cb4" style:font-weight-asian="bold" style:font-weight-complex="bold"/>
    </style:style>
    <style:style style:name="T5" style:family="text">
      <style:text-properties fo:font-weight="bold" fo:background-color="#ffff00" loext:char-shading-value="0" style:font-weight-asian="bold" style:font-weight-complex="bold"/>
    </style:style>
    <style:style style:name="T6" style:family="text">
      <style:text-properties style:font-name="Liberation Mono"/>
    </style:style>
    <style:style style:name="T7" style:family="text">
      <style:text-properties fo:color="#00000a" loext:opacity="100%" fo:language="pt" fo:country="BR" style:font-name-asian="SimSun" style:language-asian="zh" style:country-asian="CN" style:font-name-complex="Lucida Sans" style:language-complex="hi" style:country-complex="IN"/>
    </style:style>
    <style:style style:name="T8" style:family="text">
      <style:text-properties officeooo:rsid="002acc3d"/>
    </style:style>
    <style:style style:name="T9" style:family="text">
      <style:text-properties officeooo:rsid="0031b415"/>
    </style:style>
    <style:style style:name="T10" style:family="text">
      <style:text-properties officeooo:rsid="0032f5d7"/>
    </style:style>
    <style:style style:name="T11" style:family="text">
      <style:text-properties officeooo:rsid="0036f6aa"/>
    </style:style>
    <style:style style:name="T12" style:family="text">
      <style:text-properties fo:background-color="#ffff00" loext:char-shading-value="0"/>
    </style:style>
    <style:style style:name="T13" style:family="text">
      <style:text-properties officeooo:rsid="003af178" fo:background-color="#ffff00" loext:char-shading-value="0"/>
    </style:style>
    <style:style style:name="T14" style:family="text">
      <style:text-properties officeooo:rsid="003af178"/>
    </style:style>
    <style:style style:name="T15" style:family="text">
      <style:text-properties officeooo:rsid="00416b65"/>
    </style:style>
    <style:style style:name="T16" style:family="text">
      <style:text-properties officeooo:rsid="004925b1"/>
    </style:style>
    <style:style style:name="T17" style:family="text">
      <style:text-properties officeooo:rsid="004a85ef"/>
    </style:style>
    <style:style style:name="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3">Exercícios de </text:span><text:span text:style-name="T2">Java - </text:span><text:span text:style-name="T4">Algoritmo</text:span><text:tab/><text:span text:style-name="T6"><text:tab/></text:span></text:p>
      <text:p text:style-name="P2"/>
      <text:p text:style-name="P31">Parte 1: Teoria</text:p>
      <text:p text:style-name="P4"><text:span text:style-name="T7"/></text:p>
      <text:p text:style-name="P6">1. Explique a diferença entre HashMap e TreeMap. Quando você usaria cada um?</text:p>
      <text:p text:style-name="P7"/>
      <text:p text:style-name="P19">A diferença está na forma em como as classes organizam e armazenam os dados.</text:p>
      <text:p text:style-name="P19"/>
      <text:p text:style-name="P19">HashMap - Organiza em tabela hash, onde o acesso é rápido pela sua chave (key), porém sem manter a ordem.</text:p>
      <text:p text:style-name="P19"/>
      <text:p text:style-name="P19">TreeMap - Como seu nome já diz do Inglês Tree (Árvore) de busca binária, ao contrário do HashMap, o TreeMap mantêm as chaves ordenadas. Pelo fato de realizar a ordenação, o processo não é tão rápido quanto do HashMap.</text:p>
      <text:p text:style-name="P20"><text:line-break/>Exemplos de Uso: <text:s/><text:span text:style-name="T9">Um sistema escolar</text:span></text:p>
      <text:p text:style-name="P20"/>
      <text:p text:style-name="P20">HashMap -<text:span text:style-name="T9"> Poderia ser utilizado para trazer a lista de alunos </text:span><text:span text:style-name="T10">inadimplentes, onde não há a necessidade de ordenação dos dados. O id ou nome do aluno seria a chave e o valor seria uma lista de meses em aberto. </text:span></text:p>
      <text:p text:style-name="P20"/>
      <text:p text:style-name="P24">TreeMap - Poderia ser utilizado por exemplo para trazer uma lista de aniversariantes, onde, o nome do aluno seria a chave e a data de aniversário o valor, neste caso já traria ordenado pela chave que é o nome</text:p>
      <text:p text:style-name="P7"/>
      <text:p text:style-name="P6">2. Descreva o que é o Java Memory Model (JMM) e como ele impacta a programação concorrente em Java.</text:p>
      <text:p text:style-name="P9"/>
      <text:p text:style-name="P21">R. Estabelece a interação das threads com a memória em Java. Ela define normas para o modo como as variáveis são acessadas e registradas na memória compartilhada, assegurando uniformidade e previsibilidade na execução de programas concorrentes.</text:p>
      <text:p text:style-name="P21"/>
      <text:p text:style-name="P21">Uso de synchronized: Garante atomicidade e visibilidade.</text:p>
      <text:p text:style-name="P21"/>
      <text:p text:style-name="P21">Variáveis volatile: Útil para flags ou contadores simples, onde a atomicidade já é garantida.</text:p>
      <text:p text:style-name="P21"/>
      <text:p text:style-name="P21">Classes do java.util.concurrent: Implementam o JMM corretamente (e.g., ConcurrentHashMap, CountDownLatch).</text:p>
      <text:p text:style-name="P6"/>
      <text:p text:style-name="P6">3. O que é uma classe imutável em Java? Cite exemplos e explique por que e quando usá-las.</text:p>
      <text:p text:style-name="P6"/>
      <text:p text:style-name="P18">R. É uma classe a qual seus objetos <text:s/>não podem ser modificados após a criação. Exemplo de classes: String, Integer, Long. Devemos u<text:span text:style-name="T1">sá-las porque garantem a consistência, segurança e facilidade de manutenção. Um exemplo de quando usá-las é na criação de Mapas, por exemplo uma String como sendo a chave do mapa, onde a mesma é imutável garantindo assim a consistência dos dados</text:span></text:p>
      <text:p text:style-name="P6"/>
      <text:p text:style-name="P6"/>
      <text:p text:style-name="P6"/>
      <text:p text:style-name="P6"/>
      <text:p text:style-name="P6"><text:soft-page-break/>4. Explique o conceito de garbage collection em Java. Como o mecanismo de coleta de lixo funciona?</text:p>
      <text:p text:style-name="P6"/>
      <text:p text:style-name="P17">R. Coletor de lixo do java. Faz parte da JVM e tem um mecanismo próprio de gerenciamento de memória, onde o que ele faz é liberar a memória de objetos que não estão sendo mais utilizados.</text:p>
      <text:p text:style-name="P6"/>
      <text:p text:style-name="P6">5. O que é a Java Virtual Machine (JVM) e qual sua importância no desenvolvimento Java?</text:p>
      <text:p text:style-name="P6"/>
      <text:p text:style-name="P17">R. É a Máquina virtual do java que permite a execução de programas java, assim como diz o nome, ela é virtual (ambiente virtual), onde o bytecode é interpretado e depois executado em qualquer máquina que tenha a jvm instalada. </text:p>
      <text:p text:style-name="P17"/>
      <text:p text:style-name="P17">A importância se dá pelo fato da JVM oferecer independência de plataforma, permitindo que o mesmo código java seja executado em plataformas diferentes (windows, Linux, <text:span text:style-name="T8">M</text:span>acos….)<text:span text:style-name="T8">e também outros benefícios, dentre eles o gerenciamento de memória (Garbage Collector) citado na questão 4.</text:span></text:p>
      <text:p text:style-name="P6"/>
      <text:p text:style-name="P6">6. Explique o princípio de inversão de controle (IoC) e como ele é implementado em frameworks Java como o Spring.</text:p>
      <text:p text:style-name="P6"/>
      <text:p text:style-name="P22"><text:span text:style-name="T14">R. </text:span>Inversão de Controle é um princípio no qual o controle sobre a criação e o gerenciamento de objetos é delegado a um container ou framework, em vez de ser feito manualmente pelo código da aplicação.</text:p>
      <text:p text:style-name="P22"/>
      <text:p text:style-name="P22">Em termos simples:</text:p>
      <text:p text:style-name="P22">Em vez de você instanciar e controlar os objetos, você entrega esse controle ao framework.</text:p>
      <text:p text:style-name="P22"/>
      <text:p text:style-name="P22">O Spring implementa IoC através de:</text:p>
      <text:p text:style-name="P22"/>
      <text:p text:style-name="P22">1. Injeção de Dependência (DI) - <text:span text:style-name="T14">O </text:span>Spring injeta dependências automaticamente em classes gerenciadas por ele (beans), em vez das classes criarem suas dependências.</text:p>
      <text:p text:style-name="P22"/>
      <text:p text:style-name="P25">Ele pode ser injetado pelo:</text:p>
      <text:p text:style-name="P25"/>
      <text:p text:style-name="P25">- Construtor</text:p>
      <text:p text:style-name="P25">- Setter</text:p>
      <text:p text:style-name="P25">- Propriedade</text:p>
      <text:p text:style-name="P6"/>
      <text:p text:style-name="P6">7. O que são annotations em Java e como elas podem ser usadas? Cite exemplos práticos.</text:p>
      <text:p text:style-name="P6"/>
      <text:p text:style-name="P22"><text:span text:style-name="T11">R. </text:span>Annotations (anotações) são metadados que fornecem informações adicionais sobre elementos do código (classes, métodos, campos, parâmetros, etc.) sem alterar sua lógica diretamente. Elas são processadas em tempo de compilação ou em runtime, permitindo:</text:p>
      <text:p text:style-name="P22"/>
      <text:p text:style-name="P22">- Configuração simplificada (ex.: substituir XML em frameworks).</text:p>
      <text:p text:style-name="P22">- Geração de código (ex.: Lombok, MapStruct).</text:p>
      <text:p text:style-name="P22">- Verificação em tempo de compilação (ex.: @Override).</text:p>
      <text:p text:style-name="P22">- Processamento em runtime (ex.: reflexão em Spring e JPA).</text:p>
      <text:p text:style-name="P22"/>
      <text:p text:style-name="P23">No Spring framework é comum observamos algumas anotações, por exemplo: </text:p>
      <text:p text:style-name="P23"><text:soft-page-break/></text:p>
      <text:p text:style-name="P23">@Service</text:p>
      <text:p text:style-name="P23">@Repository</text:p>
      <text:p text:style-name="P23">@Entity</text:p>
      <text:p text:style-name="P23">@Id</text:p>
      <text:p text:style-name="P23">@Column</text:p>
      <text:p text:style-name="P6"/>
      <text:p text:style-name="P29">Parte 2: Programação</text:p>
      <text:p text:style-name="P30"><text:span text:style-name="T2"/></text:p>
      <text:p text:style-name="P13">1. Implementação de Classe e Algoritmo</text:p>
      <text:p text:style-name="P3"/>
      <text:p text:style-name="P6">Escreva uma classe chamada <text:bookmark-start text:name="__DdeLink__414_1503927324"/><text:span text:style-name="T5">CacheLRU</text:span><text:bookmark-end text:name="__DdeLink__414_1503927324"/> que implementa uma cache do tipo Least Recently Used (LRU). A classe deve ter os seguintes métodos:</text:p>
      <text:p text:style-name="P6"/>
      <text:p text:style-name="P6">- put(K key, V value): Insere um par chave-valor na cache.</text:p>
      <text:p text:style-name="P6">- get(K key): Retorna o valor associado à chave, se presente. Caso contrário, retorna null.</text:p>
      <text:p text:style-name="P6">- remove(K key): Remove a chave e seu valor associado da cache.</text:p>
      <text:p text:style-name="P6">- size(): Retorna o número atual de elementos na cache.</text:p>
      <text:p text:style-name="P6"/>
      <text:p text:style-name="P6">A classe deve ter um limite máximo de capacidade, que é definido no momento da criação da instância. Se a cache estiver cheia e for necessário adicionar um novo elemento, o elemento menos recentemente usado deve ser removido.</text:p>
      <text:p text:style-name="P6"/>
      <text:p text:style-name="P14">2. Manipulação de Arquivos <text:span text:style-name="T14">(</text:span><text:span text:style-name="T13">RemoverLinhasEmBranco.java</text:span><text:span text:style-name="T14">)</text:span></text:p>
      <text:p text:style-name="P6"/>
      <text:p text:style-name="P6">Escreva um programa em Java que leia um arquivo texto chamado input.txt, remova todas as linhas em branco e escreva o conteúdo restante em um novo arquivo chamado output.txt.</text:p>
      <text:p text:style-name="P6"/>
      <text:p text:style-name="P14">3. Multithreading <text:span text:style-name="T14">(</text:span><text:span text:style-name="T13">ContaBancaria.java</text:span><text:span text:style-name="T14">)</text:span></text:p>
      <text:p text:style-name="P6"/>
      <text:p text:style-name="P6">Implemente um programa que simule um banco com múltiplas contas e suporte transferências simultâneas entre contas. Garanta que o programa lide corretamente com concorrência, evitando condições de corrida e garantindo a consistência dos saldos das contas.</text:p>
      <text:p text:style-name="P5"/>
      <text:p text:style-name="P15">4. Spring Framework <text:span text:style-name="T14">(</text:span><text:span text:style-name="T13">Implementação feita no projeto java)</text:span></text:p>
      <text:p text:style-name="P3"/>
      <text:p text:style-name="P6">Crie um pequeno projeto Spring Boot que exponha uma API RESTful com as seguintes funcionalidades:</text:p>
      <text:p text:style-name="P3"/>
      <text:p text:style-name="P3">- Criar um novo usuário (POST /users)</text:p>
      <text:p text:style-name="P3">- Listar todos os usuários (GET /users)</text:p>
      <text:p text:style-name="P3">- Buscar um usuário por ID (GET /users/{id})</text:p>
      <text:p text:style-name="P3">- Atualizar um usuário existente (PUT /users/{id})</text:p>
      <text:p text:style-name="P3">- Deletar um usuário (DELETE /users/{id})</text:p>
      <text:p text:style-name="P3"/>
      <text:p text:style-name="P3">Cada usuário deve ter um ID, nome e email.</text:p>
      <text:p text:style-name="P3"/>
      <text:p text:style-name="P3"/>
      <text:p text:style-name="P3"/>
      <text:p text:style-name="P3"/>
      <text:p text:style-name="P3"><text:soft-page-break/></text:p>
      <text:p text:style-name="P29">Parte 3: Análise e Design</text:p>
      <text:p text:style-name="P3"/>
      <text:p text:style-name="P13">1. Projeto de Sistema</text:p>
      <text:p text:style-name="P3"/>
      <text:p text:style-name="P6">Você está projetando um sistema de gestão de biblioteca. O sistema deve permitir o cadastro de livros, autores e leitores, além de controlar o empréstimo e devolução de livros. Desenhe um diagrama de classes para este sistema e explique como as classes interagem entre si.</text:p>
      <text:p text:style-name="P6"/>
      <text:p text:style-name="P6"/>
      <text:p text:style-name="P3"/>
      <text:p text:style-name="P13">2. Refatoração de Código</text:p>
      <text:p text:style-name="P3"/>
      <text:p text:style-name="P3">Você recebeu o seguinte código legado:</text:p>
      <text:p text:style-name="P3"/>
      <text:p text:style-name="P3">public class Order {</text:p>
      <text:p text:style-name="P3"><text:s text:c="4"/>private List&lt;Item&gt; items;</text:p>
      <text:p text:style-name="P3"/>
      <text:p text:style-name="P3"><text:s text:c="4"/>public Order() {</text:p>
      <text:p text:style-name="P3"><text:s text:c="8"/>items = new ArrayList&lt;&gt;();</text:p>
      <text:p text:style-name="P3"><text:s text:c="4"/>}</text:p>
      <text:p text:style-name="P3"/>
      <text:p text:style-name="P3"><text:s text:c="4"/>public void addItem(Item item) {</text:p>
      <text:p text:style-name="P3"><text:s text:c="8"/>items.add(item);</text:p>
      <text:p text:style-name="P3"><text:s text:c="4"/>}</text:p>
      <text:p text:style-name="P3"/>
      <text:p text:style-name="P3"><text:s text:c="4"/>public double calculateTotal() {</text:p>
      <text:p text:style-name="P3"><text:s text:c="8"/>double total = 0;</text:p>
      <text:p text:style-name="P3"><text:s text:c="8"/>for (Item item : items) {</text:p>
      <text:p text:style-name="P3"><text:s text:c="12"/>total += item.getPrice();</text:p>
      <text:p text:style-name="P3"><text:s text:c="8"/>}</text:p>
      <text:p text:style-name="P3"><text:s text:c="8"/>return total;</text:p>
      <text:p text:style-name="P3"><text:s text:c="4"/>}</text:p>
      <text:p text:style-name="P3">}</text:p>
      <text:p text:style-name="P3"/>
      <text:p text:style-name="P3">Refatore este código para seguir os princípios do SOLID.</text:p>
      <text:p text:style-name="P3"/>
      <text:p text:style-name="P12"><text:span text:style-name="T12">Respondida no projeto</text:span> </text:p>
      <text:p text:style-name="P3"/>
      <text:p text:style-name="P29">Parte 4: Conhecimento de Frameworks e Ferramentas</text:p>
      <text:p text:style-name="P3"/>
      <text:p text:style-name="P6">1. Hibernate</text:p>
      <text:p text:style-name="P6"/>
      <text:p text:style-name="P6">Explique o que é o Hibernate e como ele facilita o mapeamento objeto-relacional em Java. Dê um exemplo de uma classe de entidade mapeada com Hibernate.</text:p>
      <text:p text:style-name="P6"/>
      <text:p text:style-name="P26">R. Hibernate é um framework de mapeamento objeto-relacional (ORM) para a linguagem Java. Ele facilita a persistência de dados em bancos relacionais, mapeando classes Java para tabelas de banco de dados.</text:p>
      <text:p text:style-name="P26"/>
      <text:p text:style-name="P16"><text:soft-page-break/>Sem Hibernate:</text:p>
      <text:p text:style-name="P26"/>
      <text:p text:style-name="P26">Você precisa escrever manualmente todos os comandos SQL (INSERT, SELECT, UPDATE, DELETE).</text:p>
      <text:p text:style-name="P26"/>
      <text:p text:style-name="P26">É necessário gerenciar conexões e transformar dados SQL em objetos manualmente.</text:p>
      <text:p text:style-name="P26"/>
      <text:p text:style-name="P16">Com Hibernate:</text:p>
      <text:p text:style-name="P26"/>
      <text:p text:style-name="P26">Você simplesmente define anotações nas classes Java (@Entity, @Id, etc).</text:p>
      <text:p text:style-name="P26"/>
      <text:p text:style-name="P26">Ele gera as queries e gerencia as entidades automaticamente.</text:p>
      <text:p text:style-name="P26"/>
      <text:p text:style-name="P26">Reduz a quantidade de código repetitivo e aumenta a produtividade.</text:p>
      <text:p text:style-name="P26"/>
      <text:p text:style-name="P26">import jakarta.persistence.*;</text:p>
      <text:p text:style-name="P26"/>
      <text:p text:style-name="P26">@Entity</text:p>
      <text:p text:style-name="P26">@Table(name = "livros")</text:p>
      <text:p text:style-name="P26">public class Livro {</text:p>
      <text:p text:style-name="P26"/>
      <text:p text:style-name="P26"><text:s text:c="4"/>@Id</text:p>
      <text:p text:style-name="P26"><text:s text:c="4"/>@GeneratedValue(strategy = GenerationType.IDENTITY)</text:p>
      <text:p text:style-name="P26"><text:s text:c="4"/>private Long id;</text:p>
      <text:p text:style-name="P26"/>
      <text:p text:style-name="P26"><text:s text:c="4"/>@Column(nullable = false)</text:p>
      <text:p text:style-name="P26"><text:s text:c="4"/>private String titulo;</text:p>
      <text:p text:style-name="P26"/>
      <text:p text:style-name="P26"><text:s text:c="4"/>@Column(unique = true)</text:p>
      <text:p text:style-name="P26"><text:s text:c="4"/>private String isbn;</text:p>
      <text:p text:style-name="P26"/>
      <text:p text:style-name="P26"><text:s text:c="4"/>@Column(name = "ano_publicacao")</text:p>
      <text:p text:style-name="P26"><text:s text:c="4"/>private int anoPublicacao;</text:p>
      <text:p text:style-name="P26"/>
      <text:p text:style-name="P26"><text:s text:c="4"/>@ManyToOne</text:p>
      <text:p text:style-name="P26"><text:s text:c="4"/>@JoinColumn(name = "autor_id")</text:p>
      <text:p text:style-name="P26"><text:s text:c="4"/>private Autor autor;</text:p>
      <text:p text:style-name="P8"/>
      <text:p text:style-name="P6">2. Testes Unitários</text:p>
      <text:p text:style-name="P6"/>
      <text:p text:style-name="P6">Descreva a importância dos testes unitários no desenvolvimento de software e escreva um teste unitário utilizando JUnit para a classe CacheLRU implementada anteriormente.</text:p>
      <text:p text:style-name="P6"/>
      <text:p text:style-name="P22"><text:span text:style-name="T15">R. </text:span>Testes unitários são testes automatizados que verificam se unidades individuais de código (como métodos ou classes) funcionam corretamente de forma isolada. Eles são essenciais para garantir a qualidade, manutenibilidade e confiabilidade do software.</text:p>
      <text:p text:style-name="P6"/>
      <text:p text:style-name="P26">Classe implementada no pacote de testes do projeto</text:p>
      <text:p text:style-name="P10"/>
      <text:p text:style-name="P10"/>
      <text:p text:style-name="P6"><text:soft-page-break/>3. Maven e Gradle</text:p>
      <text:p text:style-name="P6"/>
      <text:p text:style-name="P6">Compare Maven e Gradle como ferramentas de build no ecossistema Java. Quais são as principais diferenças e quando você escolheria uma em detrimento da outra?</text:p>
      <text:p text:style-name="P6"/>
      <text:p text:style-name="P27">R. Maven e Gradle são as duas ferramentas de build mais populares no ecossistema Java. Ambas automatizam tarefas como compilação, execução de testes, empacotamento, publicação e gerenciamento de dependências, mas têm abordagens diferentes em termos de configuração, flexibilidade e performance.</text:p>
      <text:p text:style-name="P11"/>
      <text:p text:style-name="P27">Escolheria Maven se estivesse mantendo ou integrando um projeto legado, o build não precisasse de muita personalização, a equipe já tivesse também familiaridade com xml e coma própria ferramenta</text:p>
      <text:p text:style-name="P27"/>
      <text:p text:style-name="P27">Escolheria Gradle se precisasse de uma performance maior (builds grandes CI/CD), customização avançada do processo de build</text:p>
      <text:p text:style-name="P27"/>
      <text:p text:style-name="P27"><text:span text:style-name="T2">Maven</text:span>: melhor para quem valoriza simplicidade, convenção e estabilidade.</text:p>
      <text:p text:style-name="P27"/>
      <text:p text:style-name="P27"><text:span text:style-name="T2">Gradle</text:span>: ideal para quem precisa de velocidade, flexibilidade e trabalha com projetos modernos (como Android ou microservices).</text:p>
      <text:p text:style-name="P3"/>
      <text:p text:style-name="P29">Parte 5: Resolução de Problemas</text:p>
      <text:p text:style-name="P3"/>
      <text:p text:style-name="P3">1. Debugging</text:p>
      <text:p text:style-name="P6"/>
      <text:p text:style-name="P6">Explique como você aborda o processo de debugging em uma aplicação Java complexa. Quais ferramentas e técnicas você utiliza?</text:p>
      <text:p text:style-name="P6"/>
      <text:p text:style-name="P28">Antes de tudo seria bom em primeiro lugar tentar compreender o problema que estamos enfrentando. Revisar logs de erro, mensagens de exceção</text:p>
      <text:p text:style-name="P28"/>
      <text:p text:style-name="P28">Das ferramentas, podemos utilizar:</text:p>
      <text:p text:style-name="P28"/>
      <text:p text:style-name="P28">Logs na aplicação, debugar pela própria ferramenta de desenvolvimento de software (Eclipse, Intellij… etc), utilizar também ferramentas de monitoramento, a exemplo do New Relic e Site 24X7.</text:p>
      <text:p text:style-name="P6"/>
      <text:p text:style-name="P6">2. Melhoria de Performance</text:p>
      <text:p text:style-name="P6"/>
      <text:p text:style-name="P6">Dado um sistema Java que está apresentando problemas de performance, quais são os passos que você seguiria para identificar e resolver os gargalos?</text:p>
      <text:p text:style-name="P6"/>
      <text:p text:style-name="P28"><text:span text:style-name="T17">R. </text:span>Assim como na questão acima, precisaríamos descobrir antes onde está o problema da lentidão. Ex: resposta HTTP, processamento em lote, consultas ao banco, etc. A partir dai ir traçando um plano de ação para implementar um solução ideal. <text:span text:style-name="T16">Normalmente as ferramentas de monitoramento sempre nos dão um norte quando há algo do tipo para resolvermos </text:span><text:span text:style-name="T17">o problem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SimSun" style:font-size-asian="10pt" style:language-asian="zh" style:country-asian="CN" style:font-name-complex="Lucida Sans"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SimSun" style:font-size-asian="10pt" style:language-asian="zh" style:country-asian="CN" style:font-name-complex="Lucida Sans"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loext:opacity="100%" style:font-name="Liberation Serif" fo:font-family="'Liberation Serif'" style:font-family-generic="roman" style:font-pitch="variable" fo:font-size="12pt" fo:language="pt" fo:country="BR"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Heading_20_4" style:display-name="Heading 4"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80" loext:opacity="100%" fo:language="zh" fo:country="CN" style:text-underline-style="solid" style:text-underline-width="auto" style:text-underline-color="font-color" style:language-asian="zh" style:country-asian="CN" style:language-complex="zh" style:country-complex="CN"/>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7"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style-name="Normal" style:font-family-generic="roman" style:font-pitch="variable" style:font-charset="x-symbol"/>
      </text:list-level-style-bullet>
      <text:list-level-style-bullet text:level="2" text:style-name="ListLabel_20_7"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7"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7"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7"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7"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7"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7"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style-name="Normal" style:font-family-generic="roman" style:font-pitch="variable" style:font-charset="x-symbol"/>
      </text:list-level-style-bullet>
      <text:list-level-style-bullet text:level="2" text:style-name="ListLabel_20_7"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7"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7"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7"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7"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7"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style-name="Normal" style:font-family-generic="roman" style:font-pitch="variable" style:font-charset="x-symbol"/>
      </text:list-level-style-bullet>
      <text:list-level-style-bullet text:level="2" text:style-name="ListLabel_20_7"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7"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7"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7"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7"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7"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7"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style-name="Normal" style:font-family-generic="roman" style:font-pitch="variable" style:font-charset="x-symbol"/>
      </text:list-level-style-bullet>
      <text:list-level-style-bullet text:level="2" text:style-name="ListLabel_20_7"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7"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7"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7"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7"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7"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7"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style-name="Normal" style:font-family-generic="roman" style:font-pitch="variable" style:font-charset="x-symbol"/>
      </text:list-level-style-bullet>
      <text:list-level-style-bullet text:level="2" text:style-name="ListLabel_20_7"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7"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7"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7"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7"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7"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7"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style-name="Normal" style:font-family-generic="roman" style:font-pitch="variable" style:font-charset="x-symbol"/>
      </text:list-level-style-bullet>
      <text:list-level-style-bullet text:level="2" text:style-name="ListLabel_20_7"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7"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7"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7"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7"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7"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7"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style-name="Normal" style:font-family-generic="roman" style:font-pitch="variable" style:font-charset="x-symbol"/>
      </text:list-level-style-bullet>
      <text:list-level-style-bullet text:level="2" text:style-name="ListLabel_20_7"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7"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7"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7"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7"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7"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7"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style-name="Normal" style:font-family-generic="roman" style:font-pitch="variable" style:font-charset="x-symbol"/>
      </text:list-level-style-bullet>
      <text:list-level-style-bullet text:level="2" text:style-name="ListLabel_20_7"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7"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7"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7"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7"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7"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fo:padding="0.049cm" fo:border-left="none" fo:border-right="none" fo:border-top="0.06pt dotted #000000" fo:border-bottom="none" style:shadow="none"/>
      <style:text-properties fo:font-size="10pt" officeooo:rsid="00193cb4" officeooo:paragraph-rsid="00193cb4" style:font-size-asian="10pt" style:font-size-complex="10pt"/>
    </style:style>
    <style:style style:name="MT1" style:family="text">
      <style:text-properties officeooo:rsid="002fe88c"/>
    </style:style>
    <style:style style:name="M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2cm" fo:margin-bottom="0.815cm" fo:margin-left="2cm" fo:margin-right="2cm" style:shadow="none"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0.986cm" fo:margin-left="0cm" fo:margin-right="0cm" fo:margin-bottom="0.885cm" style:dynamic-spacing="true"/>
      </style:header-style>
      <style:footer-style>
        <style:header-footer-properties svg:height="0.998cm" fo:margin-left="0cm" fo:margin-right="0cm" fo:margin-top="0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Figura1" text:anchor-type="char" svg:y="-1.191cm" svg:width="14cm" svg:height="1.679cm" draw:z-index="5"><draw:image xlink:href="Pictures/10000000000003000000005D36B4F452.jpg" xlink:type="simple" xlink:show="embed" xlink:actuate="onLoad" draw:mime-type="image/jpeg"/></draw:frame></text:p>
      </style:header>
      <style:footer>
        <text:p text:style-name="MP1">Exer<text:span text:style-name="MT1">c</text:span>ícios de Java – Algoritmo - <text:page-number text:select-page="current">6</text:page-number><text:s/>/ <text:page-count>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4-10T09:08:00</meta:creation-date>
    <meta:initial-creator>thiagoprado</meta:initial-creator>
    <dc:language>pt-BR</dc:language>
    <meta:print-date>2019-02-21T15:51:43.398000000</meta:print-date>
    <dc:date>2025-05-18T13:10:12.658291532</dc:date>
    <meta:editing-cycles>60</meta:editing-cycles>
    <meta:editing-duration>PT11H23M</meta:editing-duration>
    <meta:generator>LibreOffice/24.2.7.2$Linux_X86_64 LibreOffice_project/420$Build-2</meta:generator>
    <meta:document-statistic meta:table-count="0" meta:image-count="1" meta:object-count="0" meta:page-count="6" meta:paragraph-count="134" meta:word-count="1631" meta:character-count="10466" meta:non-whitespace-character-count="8823"/>
    <meta:user-defined meta:name="KSOProductBuildVer">1033-10.2.0.6020</meta:user-defined>
    <meta:user-defined meta:name="LinksUpToDate" meta:value-type="boolean">false</meta:user-defined>
    <meta:user-defined meta:name="ScaleCrop" meta:value-type="boolean">false</meta:user-defined>
  </office:meta>
</office:document-meta>
</file>